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_irmC" table:style-name="ta1">
        <table:shapes>
          <draw:frame draw:z-index="0" draw:style-name="gr1" draw:text-style-name="P1" svg:width="25.685cm" svg:height="13.202cm" svg:x="1.845cm" svg:y="104.415cm">
            <draw:object draw:notify-on-update-of-ranges="data_irmC.B1:data_irmC.B2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2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2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83" calcext:value-type="float">
            <text:p>1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19T11:11:11.196688117</dc:date>
    <meta:editing-duration>PT23M6S</meta:editing-duration>
    <meta:editing-cycles>2</meta:editing-cycles>
    <meta:generator>LibreOffice/7.3.5.2$Linux_X86_64 LibreOffice_project/30$Build-2</meta:generator>
    <meta:document-statistic meta:table-count="1" meta:cell-count="51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686cm" svg:height="13.203cm" xlink:href=".." xlink:type="simple" chart:class="chart:bar" chart:style-name="ch1">
        <chart:title svg:x="8.738cm" svg:y="0.4cm" chart:style-name="ch2">
          <text:p>Histogramme de l'image cryptée inconnu</text:p>
        </chart:title>
        <chart:plot-area chart:style-name="ch3" table:cell-range-address="data_irmC.B1:data_irmC.B256" chart:data-source-has-labels="row" svg:x="1.524cm" svg:y="1.443cm" svg:width="23.649cm" svg:height="10.515cm">
          <chart:coordinate-region svg:x="2.331cm" svg:y="1.642cm" svg:width="22.842cm" svg:height="9.392cm"/>
          <chart:axis chart:dimension="x" chart:name="primary-x" chart:style-name="ch4">
            <chart:title svg:x="12.748cm" svg:y="12.222cm" chart:style-name="ch5">
              <text:p>nuance</text:p>
            </chart:title>
          </chart:axis>
          <chart:axis chart:dimension="y" chart:name="primary-y" chart:style-name="ch6">
            <chart:title svg:x="0.451cm" svg:y="7.101cm" chart:style-name="ch7">
              <text:p>pixel</text:p>
            </chart:title>
            <chart:grid chart:style-name="ch8" chart:class="major"/>
          </chart:axis>
          <chart:series chart:style-name="ch9" chart:values-cell-range-address="data_irmC.B1:data_irmC.B256" loext:label-string="pixel" chart:class="chart:bar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xe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8">
                <text:p>208</text:p>
                <draw:g>
                  <svg:desc>data_irmC.B1:data_irmC.B2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3">
                <text:p>1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